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7902in" fo:break-before="auto" style:use-optimal-row-height="false"/>
    </style:style>
    <style:style style:name="ro4" style:family="table-row">
      <style:table-row-properties style:row-height="0.6083in" fo:break-before="auto" style:use-optimal-row-height="false"/>
    </style:style>
    <style:style style:name="ro5" style:family="table-row">
      <style:table-row-properties style:row-height="0.7516in" fo:break-before="auto" style:use-optimal-row-height="false"/>
    </style:style>
    <style:style style:name="ro6" style:family="table-row">
      <style:table-row-properties style:row-height="0.6992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8" style:family="table-row">
      <style:table-row-properties style:row-height="0.6602in" fo:break-before="auto" style:use-optimal-row-height="false"/>
    </style:style>
    <style:style style:name="ro9" style:family="table-row">
      <style:table-row-properties style:row-height="0.7382in" fo:break-before="auto" style:use-optimal-row-height="false"/>
    </style:style>
    <style:style style:name="ro10" style:family="table-row">
      <style:table-row-properties style:row-height="0.6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0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border="0.0008in solid #000000" style:vertical-align="middle"/>
      <style:paragraph-properties fo:text-align="center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cc00" fo:border="0.0008in solid #000000"/>
    </style:style>
    <style:style style:name="ce13" style:family="table-cell" style:parent-style-name="Default">
      <style:text-properties fo:color="#ff3333" fo:font-size="14pt" style:font-size-asian="14pt" style:font-size-complex="14pt"/>
    </style:style>
    <style:style style:name="ce1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ackground-color="#ffcc00"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ce12"/>
        <table:table-column table:style-name="co1" table:number-columns-repeated="3" table:default-cell-style-name="ce9"/>
        <table:table-column table:style-name="co1" table:default-cell-style-name="ce12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/>
          <table:table-cell table:style-name="ce8" office:value-type="string">
            <text:p>Активность источника, <text:s/>Кбк</text:p>
          </table:table-cell>
          <table:table-cell table:style-name="ce11" office:value-type="float" office:value="86.05">
            <text:p>86.05</text:p>
          </table:table-cell>
          <table:table-cell table:style-name="Default"/>
          <table:table-cell table:style-name="ce13" office:value-type="string">
            <text:p>ВВОДИТЬ ЗНАЧЕНИЯ ТОЛЬКО В ЗЕЛЕНЫЕ ПОЛЯ!!!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58">
            <text:p>558</text:p>
          </table:table-cell>
          <table:table-cell table:style-name="ce2"/>
          <table:table-cell table:style-name="Default" table:number-columns-repeated="6"/>
        </table:table-row>
        <table:table-row table:style-name="ro3">
          <table:table-cell/>
          <table:table-cell table:style-name="ce3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4" office:value-type="string" table:number-columns-spanned="1" table:number-rows-spanned="2">
            <text:p><text:span text:style-name="T2">Расчетное </text:span><text:span text:style-name="T2">значение </text:span><text:span text:style-name="T2">чувствитель-</text:span><text:span text:style-name="T2">ности БД</text:span></text:p>
            <text:p><text:span text:style-name="T2">Sp, с-1·кБк-1</text:span></text:p>
          </table:table-cell>
          <table:table-cell table:style-name="ce3" office:value-type="string" table:number-columns-spanned="1" table:number-rows-spanned="2">
            <text:p>Абсолютная погрешность чувствитель-ности БД</text:p>
            <text:p>Δ=125-Sp, </text:p>
            <text:p>с<text:span text:style-name="T1">-1</text:span><text:span text:style-name="T4">·кБк</text:span><text:span text:style-name="T1">-1</text:span></text:p>
          </table:table-cell>
          <table:table-cell table:style-name="ce17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4">
          <table:table-cell/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covered-table-cell table:number-columns-repeated="3" table:style-name="ce3"/>
          <table:covered-table-cell table:style-name="ce17"/>
        </table:table-row>
        <table:table-row table:style-name="ro1">
          <table:table-cell/>
          <table:table-cell office:value-type="float" office:value="1700">
            <text:p>1700</text:p>
          </table:table-cell>
          <table:table-cell table:style-name="ce9" table:formula="of:=SUM([.B7:.B11])/5" office:value-type="float" office:value="1700" table:number-columns-spanned="1" table:number-rows-spanned="5">
            <text:p>1700</text:p>
          </table:table-cell>
          <table:table-cell office:value-type="float" office:value="13000">
            <text:p>13000</text:p>
          </table:table-cell>
          <table:table-cell table:style-name="ce9" table:formula="of:=SUM([.D7:.D11])/5" office:value-type="float" office:value="13000" table:number-columns-spanned="1" table:number-rows-spanned="5">
            <text:p>13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7]-[.C7])/[.F7]" office:value-type="float" office:value="131.319000581058" table:number-columns-spanned="1" table:number-rows-spanned="5">
            <text:p>131.32</text:p>
          </table:table-cell>
          <table:table-cell table:style-name="ce15" table:formula="of:=125-[.G7]" office:value-type="float" office:value="-6.31900058105754" table:number-columns-spanned="1" table:number-rows-spanned="5">
            <text:p>-6.32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3">
            <text:p>563</text:p>
          </table:table-cell>
          <table:table-cell table:style-name="ce2"/>
          <table:table-cell table:style-name="Default" table:number-columns-repeated="6"/>
        </table:table-row>
        <table:table-row table:style-name="ro5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125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6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1700">
            <text:p>1700</text:p>
          </table:table-cell>
          <table:table-cell table:style-name="ce9" table:formula="of:=SUM([.B17:.B21])/5" office:value-type="float" office:value="1700" table:number-columns-spanned="1" table:number-rows-spanned="5">
            <text:p>1700</text:p>
          </table:table-cell>
          <table:table-cell office:value-type="float" office:value="13000">
            <text:p>13000</text:p>
          </table:table-cell>
          <table:table-cell table:style-name="ce9" table:formula="of:=SUM([.D17:.D21])/5" office:value-type="float" office:value="13000" table:number-columns-spanned="1" table:number-rows-spanned="5">
            <text:p>13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17]-[.C17])/[.F17]" office:value-type="float" office:value="131.319000581058" table:number-columns-spanned="1" table:number-rows-spanned="5">
            <text:p>131.32</text:p>
          </table:table-cell>
          <table:table-cell table:style-name="ce15" table:formula="of:=125-[.G17]" office:value-type="float" office:value="-6.31900058105754" table:number-columns-spanned="1" table:number-rows-spanned="5">
            <text:p>-6.32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68">
            <text:p>568</text:p>
          </table:table-cell>
          <table:table-cell table:style-name="ce2"/>
          <table:table-cell table:style-name="Default" table:number-columns-repeated="6"/>
        </table:table-row>
        <table:table-row table:style-name="ro7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125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8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1700">
            <text:p>1700</text:p>
          </table:table-cell>
          <table:table-cell table:style-name="ce9" table:formula="of:=SUM([.B27:.B31])/5" office:value-type="float" office:value="1700" table:number-columns-spanned="1" table:number-rows-spanned="5">
            <text:p>1700</text:p>
          </table:table-cell>
          <table:table-cell office:value-type="float" office:value="13000">
            <text:p>13000</text:p>
          </table:table-cell>
          <table:table-cell table:style-name="ce9" table:formula="of:=SUM([.D27:.D31])/5" office:value-type="float" office:value="13000" table:number-columns-spanned="1" table:number-rows-spanned="5">
            <text:p>13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27]-[.C27])/[.F27]" office:value-type="float" office:value="131.319000581058" table:number-columns-spanned="1" table:number-rows-spanned="5">
            <text:p>131.32</text:p>
          </table:table-cell>
          <table:table-cell table:style-name="ce15" table:formula="of:=125-[.G27]" office:value-type="float" office:value="-6.31900058105754" table:number-columns-spanned="1" table:number-rows-spanned="5">
            <text:p>-6.32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 office:value-type="float" office:value="570">
            <text:p>570</text:p>
          </table:table-cell>
          <table:table-cell table:style-name="ce2"/>
          <table:table-cell table:style-name="Default" table:number-columns-repeated="6"/>
        </table:table-row>
        <table:table-row table:style-name="ro9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6" office:value-type="string" table:number-columns-spanned="1" table:number-rows-spanned="2">
            <text:p><text:span text:style-name="T3">Расчетное </text:span><text:span text:style-name="T3">значение </text:span><text:span text:style-name="T3">чувствитель-</text:span><text:span text:style-name="T3">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125-Sp, </text:p>
            <text:p>с<text:span text:style-name="T1">-1</text:span><text:span text:style-name="T4">·кБк</text:span><text:span text:style-name="T1">-1</text:span></text:p>
          </table:table-cell>
          <table:table-cell table:style-name="ce18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10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8"/>
        </table:table-row>
        <table:table-row table:style-name="ro1">
          <table:table-cell/>
          <table:table-cell office:value-type="float" office:value="1700">
            <text:p>1700</text:p>
          </table:table-cell>
          <table:table-cell table:style-name="ce9" table:formula="of:=SUM([.B37:.B41])/5" office:value-type="float" office:value="1700" table:number-columns-spanned="1" table:number-rows-spanned="5">
            <text:p>1700</text:p>
          </table:table-cell>
          <table:table-cell office:value-type="float" office:value="13000">
            <text:p>13000</text:p>
          </table:table-cell>
          <table:table-cell table:style-name="ce9" table:formula="of:=SUM([.D37:.D41])/5" office:value-type="float" office:value="13000" table:number-columns-spanned="1" table:number-rows-spanned="5">
            <text:p>13000</text:p>
          </table:table-cell>
          <table:table-cell table:formula="of:=[.D2]" office:value-type="float" office:value="86.05" table:number-columns-spanned="1" table:number-rows-spanned="5">
            <text:p>86.05</text:p>
          </table:table-cell>
          <table:table-cell table:style-name="ce15" table:formula="of:=([.E37]-[.C37])/[.F37]" office:value-type="float" office:value="131.319000581058" table:number-columns-spanned="1" table:number-rows-spanned="5">
            <text:p>131.32</text:p>
          </table:table-cell>
          <table:table-cell table:style-name="ce15" table:formula="of:=125-[.G37]" office:value-type="float" office:value="-6.31900058105754" table:number-columns-spanned="1" table:number-rows-spanned="5">
            <text:p>-6.32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1700">
            <text:p>1700</text:p>
          </table:table-cell>
          <table:covered-table-cell/>
          <table:table-cell office:value-type="float" office:value="13000">
            <text:p>13000</text:p>
          </table:table-cell>
          <table:covered-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3" number:min-integer-digits="1"/>
    </number:number-style>
    <number:currency-style style:name="N127P0" style:volatile="true">
      <number:currency-symbol>$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2/18/2019</text:date>, <text:time>09:5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0:28:46.20</meta:creation-date>
    <dc:date>2019-12-18T09:53:27.68</dc:date>
    <meta:editing-duration>PT1H31M4S</meta:editing-duration>
    <meta:editing-cycles>7</meta:editing-cycles>
    <meta:generator>OpenOffice/4.1.6$Win32 OpenOffice.org_project/416m1$Build-9790</meta:generator>
    <meta:document-statistic meta:table-count="3" meta:cell-count="111" meta:object-count="0"/>
  </office:meta>
</office:document-meta>
</file>